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2F623F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883e5" officeooo:paragraph-rsid="0001d8be" style:font-size-asian="18pt" style:font-weight-asian="bold" style:font-size-complex="18pt" style:font-weight-complex="bold"/>
    </style:style>
    <style:style style:name="T1" style:family="text">
      <style:text-properties officeooo:rsid="0001d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in, 6.3902in, 2.8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">1</text:span>:</text:p>
      <text:p text:style-name="P1"/>
      <text:p text:style-name="P1"><draw:frame draw:style-name="fr1" draw:name="Image1" text:anchor-type="paragraph" svg:x="-0.1161in" svg:y="0.4898in" svg:width="7.5008in" svg:height="5.3264in" draw:z-index="0"><draw:image xlink:href="Pictures/1000020100000556000003002F623F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3:55:16.097081509</meta:creation-date>
    <dc:date>2017-06-04T23:57:27.854293653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